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ableBatch.setValue( PropertyId propertyId , Q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Batch.addNode( NodeId parentId , Name nodeName , Name nodetypeName ,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orderNodes.ReorderNodes( NodeId parentId , NodeId srcNodeId , NodeId before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Property.replay( Batch b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ableBatch.reorderNodes( NodeId parentId , NodeId srcNodeId , NodeId before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.replay( Batch b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Batch.remove( ItemId i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Batch.setMixins( NodeId nodeId , Name [ ] mixinNodeType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Batch.getSave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.Remove( ItemId i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Value.replay( Batch b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ializableBatch.addProperty( NodeId parentId , Name propertyName , QValue [ ]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Batch.move( NodeId srcNodeId , NodeId destParentNodeId , Name de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Batch.addProperty( NodeId parentId , Name propertyName , Q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Node.replay( Batch b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Property.AddProperty( NodeId parentId , Name propertyName , QValue [ ] values , boolean is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orderNodes.replay( Batch b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ializableBatch.SerializableBatch( ItemId i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Mixins.replay( Batch b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.replay( Batch b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Mixins.SetMixins( NodeId nodeId , Name [ ] mixinNodeTypeI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ializableBatch.setValue( PropertyId propertyId , QValu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ve.Move( NodeId srcNodeId , NodeId destParentNodeId , Name des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Node.AddNode( NodeId parentId , Name nodeName , Name nodetypeName , String u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ializableBatch.replay( Batch bat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tValue.SetValue( PropertyId propertyId , QValue [ ] values , boolean isMultiValu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